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63d0e" officeooo:paragraph-rsid="00063d0e"/>
    </style:style>
    <style:style style:name="P2" style:family="paragraph" style:parent-style-name="Preformatted_20_Text">
      <style:text-properties officeooo:rsid="000676b2" officeooo:paragraph-rsid="000676b2"/>
    </style:style>
    <style:style style:name="P3" style:family="paragraph">
      <loext:graphic-properties draw:fill="none"/>
    </style:style>
    <style:style style:name="gr1" style:family="graphic">
      <style:graphic-properties svg:stroke-width="0.199cm" svg:stroke-color="#c5000b" draw:marker-start-width="0.949cm" draw:marker-end-width="0.949cm" draw:fill="none" draw:textarea-horizontal-align="justify" draw:textarea-vertical-align="middle" draw:auto-grow-height="false" fo:min-height="4.355cm" fo:min-width="4.972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c5000b" draw:marker-start-width="0.949cm" draw:marker-end-width="0.949cm" draw:fill="none" draw:textarea-horizontal-align="justify" draw:textarea-vertical-align="middle" draw:auto-grow-height="true" fo:min-height="0cm" fo:min-width="0cm" fo:padding-top="0.099cm" fo:padding-bottom="0.099cm" fo:padding-left="0.099cm" fo:padding-right="0.099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99cm" draw:marker-start-width="0.949cm" draw:marker-end-width="0.949cm" draw:fill="none" draw:textarea-horizontal-align="justify" draw:textarea-vertical-align="middle" draw:auto-grow-height="true" fo:min-height="0cm" fo:min-width="0cm" fo:padding-top="0.099cm" fo:padding-bottom="0.099cm" fo:padding-left="0.099cm" fo:padding-right="0.099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################################################################################################</text:p>
      <text:p text:style-name="P1"><text:tab/><text:tab/>#################### <text:s text:c="58"/>#################</text:p>
      <text:p text:style-name="P1"><text:tab/><text:tab/>#################### <text:s text:c="13"/>G U I N I G U A D A -- EPG <text:s text:c="18"/>#################</text:p>
      <text:p text:style-name="P1"><text:tab/><text:tab/>#################### <text:s text:c="23"/>v 1.1 <text:s text:c="29"/>#################</text:p>
      <text:p text:style-name="P1"><text:tab/><text:tab/>################################################################################################</text:p>
      <text:p text:style-name="P1"/>
      <text:p text:style-name="P1"><draw:custom-shape text:anchor-type="paragraph" draw:z-index="0" draw:name="Forma1" draw:style-name="gr1" draw:text-style-name="P3" svg:width="7.753cm" svg:height="4.552cm" svg:x="15.469cm" svg:y="0.279cm"><text:p><text:tab/><text:tab/>Datos Técnicos</text:p><draw:enhanced-geometry svg:viewBox="0 0 21600 21600" draw:text-areas="?f0 0 21600 21600" draw:type="left-arrow-callout" draw:modifiers="7200 5400 3600 8100" draw:enhanced-path="M ?f0 0 L 21600 0 21600 21600 ?f0 21600 ?f0 ?f5 ?f2 ?f5 ?f2 ?f4 0 10800 ?f2 ?f1 ?f2 ?f3 ?f0 ?f3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$2" draw:handle-range-x-maximum="21600"/><draw:handle draw:handle-position="$2 $3" draw:handle-range-x-minimum="0" draw:handle-range-x-maximum="$0" draw:handle-range-y-minimum="$1" draw:handle-range-y-maximum="10800"/><draw:handle draw:handle-position="left $1" draw:handle-range-y-minimum="0" draw:handle-range-y-maximum="$3"/></draw:enhanced-geometry></draw:custom-shape><text:tab/><text:tab/>Nombre del host: DiskStation</text:p>
      <text:p text:style-name="P1"><text:tab/><text:tab/>Sistema Operativo: Linux</text:p>
      <text:p text:style-name="P1"><text:tab/><text:tab/>Distribucion: --</text:p>
      <text:p text:style-name="P1"><text:tab/><text:tab/>Release del S.O.: 3.10.102</text:p>
      <text:p text:style-name="P1"><text:tab/><text:tab/>Version del S.O.: #15217 SMP Wed Dec 20 17:38:04 CST 2017</text:p>
      <text:p text:style-name="P1"><text:tab/><text:tab/>Procesador: x86_64 compatible</text:p>
      <text:p text:style-name="P1"><text:tab/><text:tab/>Arquitectura: 64bit-</text:p>
      <text:p text:style-name="P1"/>
      <text:p text:style-name="P1"><text:tab/><text:tab/>Version de Python: 2.7.12</text:p>
      <text:p text:style-name="P1"><text:tab/><text:tab/>PATH: /volume1/xbmc/xmltv/epg</text:p>
      <text:p text:style-name="P1"/>
      <text:p text:style-name="P1"><text:tab/><text:tab/>Zona Local UTC: local</text:p>
      <text:p text:style-name="P1"><text:tab/><text:tab/>Zona Local URL UTC: Europe/Madrid</text:p>
      <text:p text:style-name="P1"/>
      <text:p text:style-name="P1"><text:s text:c="14"/></text:p>
      <text:p text:style-name="P1"><text:s text:c="15"/>*************************************************************************************************</text:p>
      <text:p text:style-name="P1"/>
      <text:p text:style-name="P1"><draw:custom-shape text:anchor-type="paragraph" draw:z-index="1" draw:name="Forma1" draw:style-name="gr2" draw:text-style-name="P3" svg:width="6.809cm" svg:height="1.168cm" svg:x="19.694cm" svg:y="0.049cm"><text:p>Busqueda de Canales Nuevos</text:p><draw:enhanced-geometry svg:viewBox="0 0 21600 21600" draw:mirror-horizontal="false" draw:mirror-vertical="false" draw:text-areas="?f0 0 21600 21600" draw:type="left-arrow-callout" draw:modifiers="7200 6837.56050338819 3600 8100" draw:enhanced-path="M ?f0 0 L 21600 0 21600 21600 ?f0 21600 ?f0 ?f5 ?f2 ?f5 ?f2 ?f4 0 10800 ?f2 ?f1 ?f2 ?f3 ?f0 ?f3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$2" draw:handle-range-x-maximum="21600"/><draw:handle draw:handle-position="$2 $3" draw:handle-range-x-minimum="0" draw:handle-range-x-maximum="$0" draw:handle-range-y-minimum="$1" draw:handle-range-y-maximum="10800"/><draw:handle draw:handle-position="left $1" draw:handle-range-y-minimum="0" draw:handle-range-y-maximum="$3"/></draw:enhanced-geometry></draw:custom-shape> <text:s text:c="17"/>........ ******* <text:s/>BUSCANDO <text:s/>CANALES -- NUEVOS ~~ 25-12-2017 -- 07:00:04 ******* ........</text:p>
      <text:p text:style-name="P1"/>
      <text:p text:style-name="P1"><text:s text:c="18"/>........ ******* <text:s text:c="6"/>CANALES NUEVOS: 0 <text:s text:c="5"/>~~ 25-12-2017 -- 07:00:17 ******* .....…</text:p>
      <text:p text:style-name="P1"/>
      <text:p text:style-name="P1"/>
      <text:p text:style-name="P1"/>
      <text:p text:style-name="P1"><text:s text:c="15"/>*************************************************************************************************</text:p>
      <text:p text:style-name="P1"/>
      <text:p text:style-name="P1"><draw:custom-shape text:anchor-type="paragraph" draw:z-index="2" draw:name="Forma1" draw:style-name="gr2" draw:text-style-name="P3" svg:width="6.809cm" svg:height="1.168cm" svg:x="19.694cm" svg:y="0.03cm"><text:p>Fecha y Hora <text:s/>de Inicio Descarga.</text:p><draw:enhanced-geometry svg:viewBox="0 0 21600 21600" draw:mirror-horizontal="false" draw:mirror-vertical="false" draw:text-areas="?f0 0 21600 21600" draw:type="left-arrow-callout" draw:modifiers="7200 6837.56050338819 3600 8100" draw:enhanced-path="M ?f0 0 L 21600 0 21600 21600 ?f0 21600 ?f0 ?f5 ?f2 ?f5 ?f2 ?f4 0 10800 ?f2 ?f1 ?f2 ?f3 ?f0 ?f3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$2" draw:handle-range-x-maximum="21600"/><draw:handle draw:handle-position="$2 $3" draw:handle-range-x-minimum="0" draw:handle-range-x-maximum="$0" draw:handle-range-y-minimum="$1" draw:handle-range-y-maximum="10800"/><draw:handle draw:handle-position="left $1" draw:handle-range-y-minimum="0" draw:handle-range-y-maximum="$3"/></draw:enhanced-geometry></draw:custom-shape></text:p>
      <text:p text:style-name="P1"><text:s text:c="26"/>------------ <text:s text:c="2"/>INICIANDO DESCARGA EPG: 25-12-2017 -- 07:00:17 <text:s/>------------ <text:s/></text:p>
      <text:p text:style-name="P1"/>
      <text:p text:style-name="P1"/>
      <text:p text:style-name="P1"><draw:custom-shape text:anchor-type="paragraph" draw:z-index="3" draw:name="Forma1" draw:style-name="gr2" draw:text-style-name="P3" svg:width="6.809cm" svg:height="2.142cm" svg:x="19.694cm" svg:y="-0.106cm"><text:p>Número de Canales a Descargar, según configuración de archivo canalesmovistar.txt</text:p><draw:enhanced-geometry svg:viewBox="0 0 21600 21600" draw:mirror-horizontal="false" draw:mirror-vertical="false" draw:text-areas="?f0 0 21600 21600" draw:type="left-arrow-callout" draw:modifiers="7200 6837.56050338819 3600 8100" draw:enhanced-path="M ?f0 0 L 21600 0 21600 21600 ?f0 21600 ?f0 ?f5 ?f2 ?f5 ?f2 ?f4 0 10800 ?f2 ?f1 ?f2 ?f3 ?f0 ?f3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$2" draw:handle-range-x-maximum="21600"/><draw:handle draw:handle-position="$2 $3" draw:handle-range-x-minimum="0" draw:handle-range-x-maximum="$0" draw:handle-range-y-minimum="$1" draw:handle-range-y-maximum="10800"/><draw:handle draw:handle-position="left $1" draw:handle-range-y-minimum="0" draw:handle-range-y-maximum="$3"/></draw:enhanced-geometry></draw:custom-shape></text:p>
      <text:p text:style-name="P1"/>
      <text:p text:style-name="P1"><text:s text:c="18"/>........ ******* <text:s/>CANALES DESCARGA ACTIVA: 200 <text:s/>~~ 25-12-2017 -- 07:00:20 ******* ...</text:p>
      <text:p text:style-name="P1"/>
      <text:p text:style-name="P1"/>
      <text:p text:style-name="P1"/>
      <text:p text:style-name="P1"><text:soft-page-break/><text:s text:c="18"/>....... **** DESCARGANDO EPG DEL CANAL: TVE | La 1 FECHA: 25-12-2017 **** f1..</text:p>
      <text:p text:style-name="P1"><text:s text:c="18"/>....... **** DESCARGANDO EPG DEL CANAL: TVE | La 1 FECHA: 26-12-2017 **** f1..</text:p>
      <text:p text:style-name="P1"><text:s text:c="18"/>....... **** DESCARGANDO EPG DEL CANAL: TVE | La 1 FECHA: 27-12-2017 **** f1..</text:p>
      <text:p text:style-name="P1"><draw:custom-shape text:anchor-type="paragraph" draw:z-index="4" draw:name="Forma1" draw:style-name="gr2" draw:text-style-name="P3" svg:width="6.809cm" svg:height="1.655cm" svg:x="19.694cm" svg:y="-0.213cm"><text:p>Descarga de los Datos Básicos de cada Evento por cada Canal y Día. </text:p><draw:enhanced-geometry svg:viewBox="0 0 21600 21600" draw:mirror-horizontal="false" draw:mirror-vertical="false" draw:text-areas="?f0 0 21600 21600" draw:type="left-arrow-callout" draw:modifiers="7200 6837.56050338819 3600 8100" draw:enhanced-path="M ?f0 0 L 21600 0 21600 21600 ?f0 21600 ?f0 ?f5 ?f2 ?f5 ?f2 ?f4 0 10800 ?f2 ?f1 ?f2 ?f3 ?f0 ?f3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$2" draw:handle-range-x-maximum="21600"/><draw:handle draw:handle-position="$2 $3" draw:handle-range-x-minimum="0" draw:handle-range-x-maximum="$0" draw:handle-range-y-minimum="$1" draw:handle-range-y-maximum="10800"/><draw:handle draw:handle-position="left $1" draw:handle-range-y-minimum="0" draw:handle-range-y-maximum="$3"/></draw:enhanced-geometry></draw:custom-shape> <text:s text:c="17"/>....... **** DESCARGANDO EPG DEL CANAL: TVE | La 1 FECHA: 28-12-2017 **** f1..</text:p>
      <text:p text:style-name="P1"><text:s text:c="18"/>....... **** DESCARGANDO EPG DEL CANAL: TVE | La 1 FECHA: 29-12-2017 **** f1..</text:p>
      <text:p text:style-name="P1"><draw:custom-shape text:anchor-type="paragraph" draw:z-index="6" draw:name="Forma2" draw:style-name="gr3" draw:text-style-name="P3" svg:width="6.827cm" svg:height="2.142cm" svg:x="-1.49cm" svg:y="0.4cm"><text:p>Estos dos Bloques significan que la Descarga de éste Canal es Correcta. </text:p><draw:enhanced-geometry svg:viewBox="0 0 21600 21600" draw:text-areas="0 0 ?f0 21600" draw:type="right-arrow-callout" draw:modifiers="14400 5400 18162.7486437613 54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 <text:s text:c="17"/>....... **** DESCARGANDO EPG DEL CANAL: TVE | La 1 FECHA: 30-12-2017 **** f1..</text:p>
      <text:p text:style-name="P1"><text:s text:c="18"/>....... **** DESCARGANDO EPG DEL CANAL: TVE | La 1 FECHA: 31-12-2017 **** f1..</text:p>
      <text:p text:style-name="P1"><text:s text:c="15"/>*************************************************************************************************</text:p>
      <text:p text:style-name="P2"><draw:custom-shape text:anchor-type="paragraph" draw:z-index="5" draw:name="Forma1" draw:style-name="gr2" draw:text-style-name="P3" svg:width="6.809cm" svg:height="1.655cm" svg:x="19.641cm" svg:y="0.03cm"><text:p>Descarga de los Datos Técnico de cada Evento por Canal y Día.</text:p><draw:enhanced-geometry svg:viewBox="0 0 21600 21600" draw:mirror-horizontal="false" draw:mirror-vertical="false" draw:text-areas="?f0 0 21600 21600" draw:type="left-arrow-callout" draw:modifiers="7200 6837.56050338819 3600 8100" draw:enhanced-path="M ?f0 0 L 21600 0 21600 21600 ?f0 21600 ?f0 ?f5 ?f2 ?f5 ?f2 ?f4 0 10800 ?f2 ?f1 ?f2 ?f3 ?f0 ?f3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$2" draw:handle-range-x-maximum="21600"/><draw:handle draw:handle-position="$2 $3" draw:handle-range-x-minimum="0" draw:handle-range-x-maximum="$0" draw:handle-range-y-minimum="$1" draw:handle-range-y-maximum="10800"/><draw:handle draw:handle-position="left $1" draw:handle-range-y-minimum="0" draw:handle-range-y-maximum="$3"/></draw:enhanced-geometry></draw:custom-shape></text:p>
      <text:p text:style-name="P2"/>
      <text:p text:style-name="P1"><text:s text:c="18"/>....... ****** <text:s text:c="4"/>OBTENIENDO FICHAS TECNICAS DEL CANAL: TVE | La 1 <text:s text:c="4"/>****** ....…</text:p>
      <text:p text:style-name="P1"/>
      <text:p text:style-name="P1"/>
      <text:p text:style-name="P1"/>
      <text:p text:style-name="P1"/>
      <text:p text:style-name="P1"/>
      <text:p text:style-name="P1"><text:s text:c="18"/></text:p>
      <text:p text:style-name="P1"><text:s text:c="17"/></text:p>
      <text:p text:style-name="P1"><draw:custom-shape text:anchor-type="paragraph" draw:z-index="7" draw:name="Forma1" draw:style-name="gr2" draw:text-style-name="P3" svg:width="6.809cm" svg:height="2.142cm" svg:x="19.641cm" svg:y="-0.037cm"><text:p>Canal sin parrilla, significa que dicho Canal no tiene Eventos para Fecha Solicitada.</text:p><draw:enhanced-geometry svg:viewBox="0 0 21600 21600" draw:mirror-horizontal="false" draw:mirror-vertical="false" draw:text-areas="?f0 0 21600 21600" draw:type="left-arrow-callout" draw:modifiers="7200 6837.56050338819 3600 8100" draw:enhanced-path="M ?f0 0 L 21600 0 21600 21600 ?f0 21600 ?f0 ?f5 ?f2 ?f5 ?f2 ?f4 0 10800 ?f2 ?f1 ?f2 ?f3 ?f0 ?f3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$2" draw:handle-range-x-maximum="21600"/><draw:handle draw:handle-position="$2 $3" draw:handle-range-x-minimum="0" draw:handle-range-x-maximum="$0" draw:handle-range-y-minimum="$1" draw:handle-range-y-maximum="10800"/><draw:handle draw:handle-position="left $1" draw:handle-range-y-minimum="0" draw:handle-range-y-maximum="$3"/></draw:enhanced-geometry></draw:custom-shape></text:p>
      <text:p text:style-name="P1"><text:s text:c="18"/>....... **** DESCARGANDO EPG DEL CANAL: CPEV | MultiDeporte FECHA: 25-12-2017 **** f1..</text:p>
      <text:p text:style-name="P1"><text:s text:c="27"/>............... ****** <text:s text:c="3"/>CANAL SIN PARRILA <text:s text:c="5"/>****** ............... <text:s text:c="13"/></text:p>
      <text:p text:style-name="P1"><text:s text:c="10"/></text:p>
      <text:p text:style-name="P1"/>
      <text:p text:style-name="P1"/>
      <text:p text:style-name="P1"/>
      <text:p text:style-name="P1"/>
      <text:p text:style-name="P1"><draw:custom-shape text:anchor-type="paragraph" draw:z-index="8" draw:name="Forma1" draw:style-name="gr2" draw:text-style-name="P3" svg:width="6.809cm" svg:height="1.655cm" svg:x="19.641cm" svg:y="0.561cm"><text:p>Imposibilidad de realizar Conexión y obtener los Datos.</text:p><draw:enhanced-geometry svg:viewBox="0 0 21600 21600" draw:mirror-horizontal="false" draw:mirror-vertical="false" draw:text-areas="?f0 0 21600 21600" draw:type="left-arrow-callout" draw:modifiers="7200 6837.56050338819 3600 8100" draw:enhanced-path="M ?f0 0 L 21600 0 21600 21600 ?f0 21600 ?f0 ?f5 ?f2 ?f5 ?f2 ?f4 0 10800 ?f2 ?f1 ?f2 ?f3 ?f0 ?f3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$2" draw:handle-range-x-maximum="21600"/><draw:handle draw:handle-position="$2 $3" draw:handle-range-x-minimum="0" draw:handle-range-x-maximum="$0" draw:handle-range-y-minimum="$1" draw:handle-range-y-maximum="10800"/><draw:handle draw:handle-position="left $1" draw:handle-range-y-minimum="0" draw:handle-range-y-maximum="$3"/></draw:enhanced-geometry></draw:custom-shape></text:p>
      <text:p text:style-name="P1"><text:s text:c="18"/></text:p>
      <text:p text:style-name="P1"/>
      <text:p text:style-name="P1"><text:s text:c="18"/>....... ****** <text:s text:c="4"/>OBTENIENDO FICHAS TECNICAS DEL CANAL: LIGBAR | LaLigaTVBAR <text:s text:c="4"/>****** .......</text:p>
      <text:p text:style-name="P1"/>
      <text:p text:style-name="P1"><text:s text:c="31"/>- -- -- -- Conexión No Realizada <text:s text:c="2"/>~~ <text:s/>Status Code: 404 -- -- -- - </text:p>
      <text:p text:style-name="P1"/>
      <text:p text:style-name="P1"/>
      <text:p text:style-name="P1"/>
      <text:p text:style-name="P1"><text:s text:c="15"/></text:p>
      <text:p text:style-name="P1"><draw:custom-shape text:anchor-type="paragraph" draw:z-index="9" draw:name="Forma1" draw:style-name="gr2" draw:text-style-name="P3" svg:width="6.809cm" svg:height="1.168cm" svg:x="19.694cm" svg:y="0.03cm"><text:p>Fecha y Hora <text:s/>de Final Descarga.</text:p><draw:enhanced-geometry svg:viewBox="0 0 21600 21600" draw:mirror-horizontal="false" draw:mirror-vertical="false" draw:text-areas="?f0 0 21600 21600" draw:type="left-arrow-callout" draw:modifiers="7200 6837.56050338819 3600 8100" draw:enhanced-path="M ?f0 0 L 21600 0 21600 21600 ?f0 21600 ?f0 ?f5 ?f2 ?f5 ?f2 ?f4 0 10800 ?f2 ?f1 ?f2 ?f3 ?f0 ?f3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$2" draw:handle-range-x-maximum="21600"/><draw:handle draw:handle-position="$2 $3" draw:handle-range-x-minimum="0" draw:handle-range-x-maximum="$0" draw:handle-range-y-minimum="$1" draw:handle-range-y-maximum="10800"/><draw:handle draw:handle-position="left $1" draw:handle-range-y-minimum="0" draw:handle-range-y-maximum="$3"/></draw:enhanced-geometry></draw:custom-shape> <text:s text:c="14"/>*************************************************************************************************</text:p>
      <text:p text:style-name="P1"><text:s text:c="25"/>------------ <text:s text:c="2"/>Descarga Finalizada: 25-12-2017 -- 08:39:07 <text:s/>------------</text:p>
      <text:p text:style-name="P1"/>
      <text:p text:style-name="P1"><text:s text:c="15"/>*************************************************************************************************</text:p>
      <text:p text:style-name="P1"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6T06:16:16.479739536</dc:date>
    <meta:editing-duration>PT3M4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279" meta:character-count="3193" meta:non-whitespace-character-count="2199"/>
  </office:meta>
</office:document-meta>
</file>